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b9df7d" officeooo:paragraph-rsid="00b9df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9fb68" officeooo:paragraph-rsid="00b9fb6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b5749" officeooo:paragraph-rsid="00bb574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c2a6a0" officeooo:paragraph-rsid="00c2a6a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c4feed" officeooo:paragraph-rsid="00c4fee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c61a65" officeooo:paragraph-rsid="00c61a6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b9df7d" officeooo:paragraph-rsid="00b9df7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2387f" officeooo:paragraph-rsid="00bb574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bd6def" officeooo:paragraph-rsid="00b9fb6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bf3ca8" officeooo:paragraph-rsid="00bb574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03ff4" officeooo:paragraph-rsid="00bb574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2a6a0" officeooo:paragraph-rsid="00c2a6a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4feed" officeooo:paragraph-rsid="00c4fee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54583" officeooo:paragraph-rsid="00c4fee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61a65" officeooo:paragraph-rsid="00c61a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7d0b4" officeooo:paragraph-rsid="00c7d0b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898c1" officeooo:paragraph-rsid="00c898c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99cdf" officeooo:paragraph-rsid="00c99cdf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b9ce4a"/>
    </style:style>
    <style:style style:name="T3" style:family="text">
      <style:text-properties style:text-position="0% 100%" officeooo:rsid="00bd1c1b"/>
    </style:style>
    <style:style style:name="T4" style:family="text">
      <style:text-properties style:text-position="0% 100%" officeooo:rsid="00bd6def"/>
    </style:style>
    <style:style style:name="T5" style:family="text">
      <style:text-properties style:text-position="0% 100%" officeooo:rsid="00bf3ca8"/>
    </style:style>
    <style:style style:name="T6" style:family="text">
      <style:text-properties style:text-position="0% 100%" officeooo:rsid="00c03ff4"/>
    </style:style>
    <style:style style:name="T7" style:family="text">
      <style:text-properties style:text-position="0% 100%" officeooo:rsid="00c2387f"/>
    </style:style>
    <style:style style:name="T8" style:family="text">
      <style:text-properties style:text-position="0% 100%" officeooo:rsid="00c54583"/>
    </style:style>
    <style:style style:name="T9" style:family="text">
      <style:text-properties style:text-position="0% 100%" officeooo:rsid="00c9ba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lossary</text:span></text:p>
      <text:p text:style-name="P7"/>
      <text:p text:style-name="P2"><text:span text:style-name="T1">Biodiversity – </text:span><text:span text:style-name="T3">The </text:span><text:span text:style-name="T4">total</text:span><text:span text:style-name="T3"> variety of life in an environment, </text:span><text:span text:style-name="T4">the number of different species</text:span></text:p>
      <text:p text:style-name="P9"/>
      <text:p text:style-name="P3"><text:span text:style-name="T1">Species – </text:span><text:span text:style-name="T5">Organisms that are genetically similar enough to breed and produce fertile offspring.</text:span></text:p>
      <text:p text:style-name="P10"/>
      <text:p text:style-name="P3"><text:span text:style-name="T1">Niche – </text:span><text:span text:style-name="T6">The range of environments where a species can survive and reproduce.</text:span></text:p>
      <text:p text:style-name="P11"/>
      <text:p text:style-name="P3"><text:span text:style-name="T1">Habitat – </text:span><text:span text:style-name="T7">The environment where a species lives.</text:span></text:p>
      <text:p text:style-name="P8"/>
      <text:p text:style-name="P4"><text:span text:style-name="T7">E</text:span><text:span text:style-name="T1">ndemic species – a species that is unique to a specific geographic location.</text:span></text:p>
      <text:p text:style-name="P12"/>
      <text:p text:style-name="P13">Species richness – the number of different species in a given area.</text:p>
      <text:p text:style-name="P13"/>
      <text:p text:style-name="P5"><text:span text:style-name="T1">Species evenness – how close in numbers each species in an </text:span><text:span text:style-name="T9">en</text:span><text:span text:style-name="T1">vironment is, </text:span><text:span text:style-name="T8">e.g. 1 limpet, 2 crabs, 500 fish is not even.</text:span></text:p>
      <text:p text:style-name="P14"/>
      <text:p text:style-name="P6"><text:span text:style-name="T8">K</text:span><text:span text:style-name="T1">eystone species – they have a greater importance than other species in a food chain.</text:span></text:p>
      <text:p text:style-name="P15"/>
      <text:p text:style-name="P16">Ecological niche – the role an organism has in its environment.</text:p>
      <text:p text:style-name="P16"/>
      <text:p text:style-name="P18">Gene locus – the position of a gene on a chromoso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4:10:41.806496041</meta:creation-date>
    <meta:generator>LibreOffice/7.1.0.3$Linux_X86_64 LibreOffice_project/10$Build-3</meta:generator>
    <dc:date>2021-02-04T09:59:54.820592965</dc:date>
    <meta:editing-duration>PT2H57M13S</meta:editing-duration>
    <meta:editing-cycles>145</meta:editing-cycles>
    <meta:document-statistic meta:table-count="0" meta:image-count="0" meta:object-count="0" meta:page-count="1" meta:paragraph-count="11" meta:word-count="126" meta:character-count="782" meta:non-whitespace-character-count="657"/>
  </office:meta>
</office:document-meta>
</file>